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00000004041AC2129FF0AA4C7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b33491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2pt" fo:font-style="normal" style:text-underline-style="none" fo:font-weight="bold" officeooo:paragraph-rsid="00cafff0" style:font-name-asian="Roboto2" style:font-size-asian="32pt" style:font-style-asian="normal" style:font-weight-asian="bold" style:font-name-complex="Roboto2" style:font-size-complex="32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6pt" fo:font-weight="bold" officeooo:rsid="00cd00b1" officeooo:paragraph-rsid="00cd00b1" style:font-name-asian="Roboto2" style:font-size-asian="5.25pt" style:font-weight-asian="bold" style:font-name-complex="Roboto2" style:font-size-complex="6pt"/>
    </style:style>
    <style:style style:name="P31" style:family="paragraph" style:parent-style-name="Standard" style:list-style-name="L1">
      <style:paragraph-properties fo:line-height="100%" fo:orphans="0" fo:widows="0"/>
      <style:text-properties officeooo:paragraph-rsid="00b33491"/>
    </style:style>
    <style:style style:name="P32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5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2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43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7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2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4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style:font-name="Roboto1" fo:font-size="10pt" fo:font-style="italic" style:text-underline-style="solid" style:text-underline-width="auto" style:text-underline-color="font-color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3" style:family="text">
      <style:text-properties style:font-name="Roboto1" fo:font-size="10pt" fo:font-style="italic" style:text-underline-style="solid" style:text-underline-width="auto" style:text-underline-color="font-color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4" style:family="text">
      <style:text-properties fo:font-weight="normal" officeooo:rsid="005fbdae" style:font-weight-asian="normal" style:font-weight-complex="normal"/>
    </style:style>
    <style:style style:name="T55" style:family="text">
      <style:text-properties officeooo:rsid="0060ff9f"/>
    </style:style>
    <style:style style:name="T56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7" style:family="text">
      <style:text-properties fo:font-style="normal" officeooo:rsid="008e79c7" style:font-style-asian="normal" style:font-style-complex="normal"/>
    </style:style>
    <style:style style:name="T58" style:family="text">
      <style:text-properties fo:font-style="normal" officeooo:rsid="00bf2b2d" style:font-style-asian="normal" style:font-style-complex="normal"/>
    </style:style>
    <style:style style:name="T59" style:family="text">
      <style:text-properties officeooo:rsid="0082c05c"/>
    </style:style>
    <style:style style:name="T60" style:family="text">
      <style:text-properties officeooo:rsid="0094c2de"/>
    </style:style>
    <style:style style:name="T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3" style:family="text">
      <style:text-properties officeooo:rsid="009b41a1"/>
    </style:style>
    <style:style style:name="T64" style:family="text">
      <style:text-properties officeooo:rsid="009f14e6"/>
    </style:style>
    <style:style style:name="T65" style:family="text">
      <style:text-properties officeooo:rsid="00a884b6"/>
    </style:style>
    <style:style style:name="T66" style:family="text">
      <style:text-properties officeooo:rsid="00ad8019"/>
    </style:style>
    <style:style style:name="T67" style:family="text">
      <style:text-properties officeooo:rsid="00b86332"/>
    </style:style>
    <style:style style:name="T68" style:family="text">
      <style:text-properties officeooo:rsid="00ba1d29"/>
    </style:style>
    <style:style style:name="T69" style:family="text">
      <style:text-properties officeooo:rsid="00d0b0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48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3374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327in" svg:y="0.53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48in" svg:width="0.189in" svg:height="0.189in" draw:z-index="3">
        <draw:image xlink:href="Pictures/10000201000000400000004041AC2129FF0AA4C7.png" xlink:type="simple" xlink:show="embed" xlink:actuate="onLoad" loext:mime-type="image/png"/>
      </draw:frame>
      <text:p text:style-name="P3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60">R</text:span>ICHARD S. ZHU</text:p>
          </table:table-cell>
          <table:table-cell table:style-name="Table2.B1" office:value-type="string">
            <text:p text:style-name="P3">rszhu@berkeley.edu</text:p>
            <text:p text:style-name="P29">858-371-8838</text:p>
          </table:table-cell>
          <table:table-cell table:style-name="Table2.B1" office:value-type="string">
            <text:p text:style-name="P3"/>
          </table:table-cell>
          <table:table-cell table:style-name="Table2.B1" office:value-type="string">
            <text:p text:style-name="P2">linkedin.com/in/rszhu</text:p>
            <text:p text:style-name="P28">github.com/richardszhu</text:p>
          </table:table-cell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69">DUCATION</text:span></text:p>
          </table:table-cell>
          <table:table-cell table:style-name="Table1.A1" office:value-type="string">
            <text:p text:style-name="P16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7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9"><text:span text:style-name="T61">Relevant Coursework:</text:span><text:span text:style-name="T62"> </text:span>Structure of Computer Programs, <text:span text:style-name="T5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56">Languages:</text:span><text:span text:style-name="T5"> </text:span>Python, Java, SQL, HTML/CSS</text:p>
            <text:p text:style-name="P20"><text:span text:style-name="T56">Frameworks/Technologies:</text:span><text:span text:style-name="T5"> </text:span><text:span text:style-name="T54">Git, </text:span>Linux (Ubuntu), Android, <text:span text:style-name="T55">NumPy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5"><text:span text:style-name="T33">Investment </text:span><text:span text:style-name="T27">Portfolio Diversity Visualization Tool </text:span><text:span text:style-name="T28">(</text:span><text:span text:style-name="T30">Python, </text:span><text:span text:style-name="T31">MatPlotLib</text:span><text:span text:style-name="T30">, </text:span><text:span text:style-name="T29">Git</text:span><text:span text:style-name="T28">)</text:span></text:p>
            <text:list xml:id="list2139582950" text:style-name="L1">
              <text:list-item>
                <text:p text:style-name="P31"><text:span text:style-name="T52">Winn</text:span><text:span text:style-name="T53">ing Project</text:span><text:span text:style-name="T52"> of the CalHacks 2019 BlackRock API Prize</text:span></text:p>
              </text:list-item>
              <text:list-item>
                <text:p text:style-name="P32"><text:span text:style-name="T37">A tool</text:span><text:span text:style-name="T35"> that visualizes the diversity of an investment portfolio </text:span><text:span text:style-name="T36">given</text:span><text:span text:style-name="T35"> any </text:span><text:span text:style-name="T38">applicable </text:span><text:span text:style-name="T35">security attribute </text:span></text:p>
              </text:list-item>
              <text:list-item>
                <text:p text:style-name="P35"><text:span text:style-name="T63">Leveraged</text:span> BlackRock API to <text:span text:style-name="T68">compile, </text:span>sort, and categorize <text:span text:style-name="T64">security</text:span> data f<text:span text:style-name="T64">rom an array of stock symbols</text:span></text:p>
              </text:list-item>
              <text:list-item>
                <text:p text:style-name="P43"><text:span text:style-name="T48">Integrated</text:span><text:span text:style-name="T46"> MatPlotLib to visualize </text:span><text:span text:style-name="T47">calculated diversity</text:span><text:span text:style-name="T46"> data and to create a GUI for </text:span><text:span text:style-name="T49">user</text:span><text:span text:style-name="T46"> </text:span><text:span text:style-name="T50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<text:span text:style-name="T27">Bomberman Remastered </text:span><text:span text:style-name="T28">(Java, </text:span><text:span text:style-name="T29">Git</text:span><text:span text:style-name="T28">)</text:span></text:p>
            <text:list xml:id="list20804670844819" text:continue-numbering="true" text:style-name="L1">
              <text:list-item>
                <text:p text:style-name="P36">An improved remake of the classic video game Bomberman that can be played on modern devices</text:p>
              </text:list-item>
              <text:list-item>
                <text:p text:style-name="P36">Fully recreated core gameplay functionalities, such as player action timers and random power-up drops</text:p>
              </text:list-item>
              <text:list-item>
                <text:p text:style-name="P40">Added an all-new local multiplayer mode, including dynamic player vs. player gameplay </text:p>
              </text:list-item>
              <text:list-item>
                <text:p text:style-name="P41"><text:span text:style-name="T57">Utilized the Java Swing toolkit to design game menus </text:span><text:span text:style-name="T58">and </text:span><text:span text:style-name="T57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66">Language</text:span> Interpreter <text:span text:style-name="T65">(</text:span>Python, <text:span text:style-name="T67">Lisp</text:span>)</text:p>
            <text:list xml:id="list20804435728928" text:continue-numbering="true" text:style-name="L1">
              <text:list-item>
                <text:p text:style-name="P44"><text:span text:style-name="T22">A</text:span><text:span text:style-name="T23">n i</text:span><text:span text:style-name="T22">nterpreter for the Scheme </text:span><text:span text:style-name="T23">programming </text:span><text:span text:style-name="T22">language </text:span><text:span text:style-name="T25">(a dialect of Lisp)</text:span><text:span text:style-name="T22">, </text:span><text:span text:style-name="T23">built </text:span><text:span text:style-name="T24">using</text:span><text:span text:style-name="T23"> Python</text:span></text:p>
              </text:list-item>
              <text:list-item>
                <text:p text:style-name="P33"><text:span text:style-name="T35">Implemented </text:span><text:span text:style-name="T39">environments, </text:span><text:span text:style-name="T35">lexical </text:span><text:span text:style-name="T40">and </text:span><text:span text:style-name="T35">dynamic scoping, </text:span><text:span text:style-name="T40">exceptions, macros,</text:span><text:span text:style-name="T42"> </text:span><text:span text:style-name="T41">special form</text:span><text:span text:style-name="T42">s, and more</text:span></text:p>
              </text:list-item>
              <text:list-item>
                <text:p text:style-name="P46"><text:span text:style-name="T43">Ensured </text:span><text:span text:style-name="T34">correct recursive evaluation </text:span><text:span text:style-name="T45">procedures</text:span><text:span text:style-name="T34"> for call expressions, special forms, </text:span><text:span text:style-name="T44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20804373754214" text:continue-numbering="true" text:style-name="L1">
              <text:list-item>
                <text:p text:style-name="P36">An interactive typing program that calculates typing speed and accuracy with every keystroke</text:p>
              </text:list-item>
              <text:list-item>
                <text:p text:style-name="P34"><text:span text:style-name="T41">Built</text:span><text:span text:style-name="T35"> smart autocorrect feature </text:span><text:span text:style-name="T42">that determines </text:span><text:span text:style-name="T35">similarity between input and a base word</text:span></text:p>
              </text:list-item>
              <text:list-item>
                <text:p text:style-name="P34"><text:span text:style-name="T35">Set up communication of clientside information to game servers for multiplayer “</text:span><text:span text:style-name="T42">racing” </text:span><text:span text:style-name="T35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Final Grade Calculator (Python)</text:p>
            <text:list xml:id="list20802804758983" text:continue-numbering="true" text:style-name="L1">
              <text:list-item>
                <text:p text:style-name="P44"><text:span text:style-name="T22">A final grade calculator script, for grad</text:span><text:span text:style-name="T23">ing</text:span><text:span text:style-name="T22"> systems where the final </text:span><text:span text:style-name="T23">exam </text:span><text:span text:style-name="T22">isn’t in a seperate category</text:span></text:p>
              </text:list-item>
              <text:list-item>
                <text:p text:style-name="P34"><text:span text:style-name="T35">Formulated algorithm to compute a needed exam score based off of a user’s desired class grade</text:span><text:span text:style-name="T51"> 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1221159765" text:style-name="WWNum3">
              <text:list-header>
                <text:p text:style-name="P47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20804148012557" text:continue-list="list20802804758983" text:style-name="L1">
              <text:list-item>
                <text:p text:style-name="P45"><text:span text:style-name="T22">Aided Architecture &amp; Engineering teacher with giving lessons and </text:span><text:span text:style-name="T24">explaining </text:span><text:span text:style-name="T26">provided</text:span><text:span text:style-name="T24"> examples</text:span></text:p>
              </text:list-item>
              <text:list-item>
                <text:p text:style-name="P37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27">Online Clothing Page <text:s text:c="131"/></text:span><text:span text:style-name="T34"><text:s/></text:span><text:span text:style-name="T32">San Diego, CA</text:span><text:span text:style-name="T27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20804606952462" text:continue-numbering="true" text:style-name="L1">
              <text:list-item>
                <text:p text:style-name="P38">Sold, packaged, and shipped clothing, cosmetics, books, and other items online</text:p>
              </text:list-item>
              <text:list-item>
                <text:p text:style-name="P38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20803091733915" text:continue-numbering="true" text:style-name="L1">
              <text:list-item>
                <text:p text:style-name="P39">Taught programming and circuitry at the library to over 200 students (Python, Javascript, Arduino)</text:p>
              </text:list-item>
              <text:list-item>
                <text:p text:style-name="P39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6">OTHER</text:p>
          </table:table-cell>
          <table:table-cell table:style-name="Table1.A1" office:value-type="string">
            <text:p text:style-name="P12">Awards</text:p>
            <text:list xml:id="list20804216668332" text:continue-numbering="true" text:style-name="L1">
              <text:list-item>
                <text:p text:style-name="P39">CalHacks 2019 - BlackRock API Prize</text:p>
              </text:list-item>
              <text:list-item>
                <text:p text:style-name="P39">Intuit George A. Hansen Computer Science Scholar</text:p>
              </text:list-item>
              <text:list-item>
                <text:p text:style-name="P39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2T02:08:02.351510228</dc:date>
    <meta:editing-duration>PT23H39M34S</meta:editing-duration>
    <meta:editing-cycles>153</meta:editing-cycles>
    <meta:document-statistic meta:table-count="2" meta:image-count="4" meta:object-count="0" meta:page-count="1" meta:paragraph-count="53" meta:word-count="452" meta:character-count="4076" meta:non-whitespace-character-count="2658"/>
  </office:meta>
</office:document-meta>
</file>